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3100" calcext:value-type="float">
            <text:p>3100</text:p>
          </table:table-cell>
          <table:table-cell table:formula="of:=SUM([.J2];[.J38];[.J39];[.J40];[.J41];[.J42])" office:value-type="float" office:value="91700" calcext:value-type="float">
            <text:p>917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3"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3" office:value-type="float" office:value="-2300" calcext:value-type="float">
            <text:p>-2300</text:p>
          </table:table-cell>
          <table:table-cell table:formula="of:=[.K4]-[.K5]" office:value-type="float" office:value="43500" calcext:value-type="float">
            <text:p>435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3" office:value-type="float" office:value="-3000" calcext:value-type="float">
            <text:p>-3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3" office:value-type="float" office:value="-500" calcext:value-type="float">
            <text:p>-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23" office:value-type="float" office:value="-14500" calcext:value-type="float">
            <text:p>-14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400" calcext:value-type="float">
            <text:p>4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3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3" office:value-type="float" office:value="-2350" calcext:value-type="float">
            <text:p>-23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9700" calcext:value-type="float">
            <text:p>9700</text:p>
          </table:table-cell>
          <table:table-cell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6850" calcext:value-type="float">
            <text:p>685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600" calcext:value-type="float">
            <text:p>5600</text:p>
          </table:table-cell>
          <table:table-cell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950" calcext:value-type="float">
            <text:p>595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650" calcext:value-type="float">
            <text:p>650</text:p>
          </table:table-cell>
          <table:table-cell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2650" calcext:value-type="float">
            <text:p>26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3" office:value-type="float" office:value="-2050" calcext:value-type="float">
            <text:p>-20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3" office:value-type="float" office:value="-1300" calcext:value-type="float">
            <text:p>-1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3" office:value-type="float" office:value="-700" calcext:value-type="float">
            <text:p>-70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3" office:value-type="float" office:value="-700" calcext:value-type="float">
            <text:p>-700</text:p>
          </table:table-cell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2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date" office:date-value="2016-06-06" calcext:value-type="date">
            <text:p>06/06/16</text:p>
          </table:table-cell>
          <table:table-cell table:number-columns-repeated="5"/>
          <table:table-cell table:style-name="ce15" table:formula="of:=SUM([.B38:.F38])" office:value-type="float" office:value="0" calcext:value-type="float">
            <text:p>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C66:.F66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Marine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C66:.F6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66:.F6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D66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];[.C66];[.D66];[.F66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D66];[.E66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66];[.F6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];[.C66];[.D66];[.F66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D66];[.F6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/>
          <table:table-cell table:formula="of:=[.B38]/21" office:value-type="float" office:value="0" calcext:value-type="float">
            <text:p>0</text:p>
          </table:table-cell>
          <table:table-cell table:formula="of:=[.C38]/21" office:value-type="float" office:value="0" calcext:value-type="float">
            <text:p>0</text:p>
          </table:table-cell>
          <table:table-cell table:formula="of:=[.D38]/21" office:value-type="float" office:value="0" calcext:value-type="float">
            <text:p>0</text:p>
          </table:table-cell>
          <table:table-cell table:formula="of:=[.E38]/21" office:value-type="float" office:value="0" calcext:value-type="float">
            <text:p>0</text:p>
          </table:table-cell>
          <table:table-cell table:formula="of:=[.F38]/21" office:value-type="float" office:value="0" calcext:value-type="float">
            <text:p>0</text:p>
          </table:table-cell>
          <table:table-cell/>
          <table:table-cell table:formula="of:=SUM([.D66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39:.H66])" office:value-type="float" office:value="0" calcext:value-type="float">
            <text:p>0</text:p>
          </table:table-cell>
          <table:table-cell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21:34:33.967206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3T21:46:09.184302066</dc:date>
    <meta:editing-duration>P7DT13H44M38S</meta:editing-duration>
    <meta:editing-cycles>2563</meta:editing-cycles>
    <meta:generator>LibreOffice/4.2.6.3$Linux_X86_64 LibreOffice_project/420m0$Build-3</meta:generator>
    <meta:document-statistic meta:table-count="15" meta:cell-count="6469" meta:object-count="0"/>
  </office:meta>
</office:document-meta>
</file>